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ytuł_20_i_20_zawartość_7e_LT_7e_Gliederung_20_1">
      <style:paragraph-properties fo:margin-left="0cm" fo:margin-right="0cm" fo:margin-top="0.198cm" fo:margin-bottom="0cm" loext:contextual-spacing="false" style:line-height-at-least="0.353cm" fo:text-indent="0cm" style:auto-text-indent="false">
        <style:tab-stops>
          <style:tab-stop style:position="0cm"/>
        </style:tab-stops>
      </style:paragraph-properties>
      <style:text-properties style:font-name="Calibri" fo:font-size="13pt" fo:language="pl" fo:country="PL" style:font-size-asian="13pt" style:font-size-complex="13pt"/>
    </style:style>
    <style:style style:name="P2" style:family="paragraph">
      <style:paragraph-properties fo:text-align="center" style:writing-mode="lr-tb"/>
      <style:text-properties style:font-name="Calibri1" fo:font-size="13pt" style:font-size-asian="13pt" style:font-size-complex="13pt"/>
    </style:style>
    <style:style style:name="P3" style:family="paragraph">
      <loext:graphic-properties draw:fill-color="#83caff"/>
      <style:paragraph-properties fo:text-align="center" style:writing-mode="lr-tb"/>
      <style:text-properties style:font-name="Calibri1" fo:font-size="13pt" style:font-size-asian="13pt" style:font-size-complex="13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/>
    </style:style>
    <style:style style:name="P6" style:family="paragraph">
      <loext:graphic-properties draw:fill-color="#ffb29d"/>
      <style:paragraph-properties fo:text-align="center" style:writing-mode="lr-tb"/>
      <style:text-properties style:font-name="Calibri1" fo:font-size="13pt" style:font-size-asian="13pt" style:font-size-complex="13pt"/>
    </style:style>
    <style:style style:name="T1" style:family="text">
      <style:text-properties style:font-name="Calibri1" fo:font-size="13pt" style:font-size-asian="13pt" style:font-size-complex="13pt"/>
    </style:style>
    <style:style style:name="gr1" style:family="graphic">
      <style:graphic-properties draw:fill-color="#83caff" draw:textarea-horizontal-align="justify" draw:textarea-vertical-align="middle" draw:auto-grow-height="false" fo:min-height="1.535cm" fo:min-width="4.47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83caff" draw:textarea-horizontal-align="justify" draw:textarea-vertical-align="middle" draw:auto-grow-height="false" fo:min-height="1.535cm" fo:min-width="4.471cm" style:run-through="foreground" style:wrap="run-through" style:number-wrapped-paragraphs="no-limit" style:vertical-pos="from-top" style:vertical-rel="paragraph" style:horizontal-pos="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ffb29d" draw:textarea-horizontal-align="justify" draw:textarea-vertical-align="middle" draw:auto-grow-height="false" fo:min-height="1.535cm" fo:min-width="4.471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1" draw:z-index="6" draw:name="Kształt1_3" draw:style-name="gr4" draw:text-style-name="P6" svg:width="4.472cm" svg:height="1.535cm" svg:x="8.132cm" svg:y="11.892cm">
        <text:p text:style-name="P2"><text:span text:style-name="T1">Baza danych</text:span></text:p>
        <draw:enhanced-geometry svg:viewBox="0 0 21600 21600" draw:type="rectangle" draw:enhanced-path="M 0 0 L 21600 0 21600 21600 0 21600 0 0 Z N"/>
      </draw:custom-shape>
      <text:p text:style-name="P1">Sklep z możliwością założenia konta, zamówienia produktów i koszykiem. Informacje o użytkownikach, złożonych zamówieniach i produktach przechowywane w bazie danych.</text:p>
      <text:p text:style-name="P1">Mikroserwis dla strony głównej, obsługi użytkownika, koszyka i zamówienia oraz jeden mikroserwis magazynujący czyli baza danych. Komunikacja przez HTTP.</text:p>
      <text:p text:style-name="Standard"><draw:custom-shape text:anchor-type="paragraph" draw:z-index="0" draw:name="Kształt1" draw:style-name="gr1" draw:text-style-name="P3" svg:width="4.472cm" svg:height="1.535cm" svg:x="4.676cm" svg:y="4.112cm"><text:p text:style-name="P2"><text:span text:style-name="T1">Sklep</text:span></text:p><draw:enhanced-geometry svg:viewBox="0 0 21600 21600" draw:type="rectangle" draw:enhanced-path="M 0 0 L 21600 0 21600 21600 0 21600 0 0 Z N"/></draw:custom-shape><draw:custom-shape text:anchor-type="paragraph" draw:z-index="1" draw:name="Kształt1_0" draw:style-name="gr1" draw:text-style-name="P3" svg:width="4.472cm" svg:height="1.535cm" svg:x="9.352cm" svg:y="4.112cm"><text:p text:style-name="P2"><text:span text:style-name="T1">Koszyk I zamówienia</text:span></text:p><draw:enhanced-geometry svg:viewBox="0 0 21600 21600" draw:type="rectangle" draw:enhanced-path="M 0 0 L 21600 0 21600 21600 0 21600 0 0 Z N"/></draw:custom-shape><draw:custom-shape text:anchor-type="paragraph" draw:z-index="2" draw:name="Kształt1_1" draw:style-name="gr2" draw:text-style-name="P3" svg:width="4.472cm" svg:height="1.535cm" svg:x="0cm" svg:y="4.112cm"><text:p text:style-name="P2"><text:span text:style-name="T1">Użytkownik</text:span></text:p><draw:enhanced-geometry svg:viewBox="0 0 21600 21600" draw:type="rectangle" draw:enhanced-path="M 0 0 L 21600 0 21600 21600 0 21600 0 0 Z N"/></draw:custom-shape><draw:line text:anchor-type="paragraph" draw:z-index="3" draw:name="Kształt3" draw:style-name="gr3" draw:text-style-name="P4" svg:x1="7.057cm" svg:y1="5.646cm" svg:x2="7.771cm" svg:y2="7.26cm"><text:p/></draw:line><draw:line text:anchor-type="paragraph" draw:z-index="4" draw:name="Kształt4" draw:style-name="gr3" draw:text-style-name="P4" svg:x1="16.45cm" svg:y1="5.646cm" svg:x2="9.756cm" svg:y2="7.26cm"><text:p/></draw:line><draw:line text:anchor-type="paragraph" draw:z-index="5" draw:name="Kształt2_0" draw:style-name="gr3" draw:text-style-name="P5" svg:x1="2.11cm" svg:y1="5.647cm" svg:x2="7.243cm" svg:y2="7.261cm"><text:p/></draw:line><draw:custom-shape text:anchor-type="paragraph" draw:z-index="7" draw:name="Kształt1_0" draw:style-name="gr1" draw:text-style-name="P3" svg:width="4.472cm" svg:height="1.535cm" svg:x="14.088cm" svg:y="4.112cm"><text:p text:style-name="P2"><text:span text:style-name="T1">Dodawanie produktu</text:span></text:p><draw:enhanced-geometry svg:viewBox="0 0 21600 21600" draw:type="rectangle" draw:enhanced-path="M 0 0 L 21600 0 21600 21600 0 21600 0 0 Z N"/></draw:custom-shape><draw:line text:anchor-type="paragraph" draw:z-index="8" draw:name="Kształt4" draw:style-name="gr3" draw:text-style-name="P4" svg:x1="11.344cm" svg:y1="5.646cm" svg:x2="8.513cm" svg:y2="7.26cm"><text:p/></draw:lin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omyślny_20_styl_20_rysowania" style:display-name="Domyślny styl rysowania" style:family="paragraph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iekt_20_bez_20_wypełnienia" style:display-name="Obiekt bez wypełnienia" style:family="paragraph" style:parent-style-name="Domyślny_20_styl_20_rysowania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iekt_20_bez_20_wypełnienia_20_i_20_bez_20_linii" style:display-name="Obiekt bez wypełnienia i bez linii" style:family="paragraph" style:parent-style-name="Domyślny_20_styl_20_rysowania" style:default-outline-level="">
      <style:paragraph-properties fo:margin-top="0cm" fo:margin-bottom="0cm" loext:contextual-spacing="false" style:line-height-at-least="0.353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ytuł_20_A4" style:display-name="Tytuł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Nagłówek_20_A4" style:display-name="Nagłówek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kst_20_A4" style:display-name="Teks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ytuł_20_A0" style:display-name="Tytuł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Nagłówek_20_A0" style:display-name="Nagłówek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kst_20_A0" style:display-name="Teks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fika" style:family="paragraph" style:default-outline-level="">
      <style:text-properties style:font-name="Liberation Sans1" fo:font-family="'Liberation Sans'" style:font-family-generic="roman" style:font-pitch="variable" fo:font-size="18pt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Kształty" style:family="paragraph" style:parent-style-name="Grafika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Wypełnione" style:family="paragraph" style:parent-style-name="Kształty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Wypełninone_20_niebieskim" style:display-name="Wypełninone niebieskim" style:family="paragraph" style:parent-style-name="Wypełnione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Wypełnione_20_zielonym" style:display-name="Wypełnione zielonym" style:family="paragraph" style:parent-style-name="Wypełnione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Wypełnione_20_czerwonym" style:display-name="Wypełnione czerwonym" style:family="paragraph" style:parent-style-name="Wypełnione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Wypełnione_20_żółtym" style:display-name="Wypełnione żółtym" style:family="paragraph" style:parent-style-name="Wypełnione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Szkic" style:family="paragraph" style:parent-style-name="Kształty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Niebieski_20_konspekt" style:display-name="Niebieski konspekt" style:family="paragraph" style:parent-style-name="Szkic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Zielony_20_konspekt" style:display-name="Zielony konspekt" style:family="paragraph" style:parent-style-name="Szkic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Czerwony_20_konspekt" style:display-name="Czerwony konspekt" style:family="paragraph" style:parent-style-name="Szkic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Żółty_20_konspekt" style:display-name="Żółty konspekt" style:family="paragraph" style:parent-style-name="Szkic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ie" style:family="paragraph" style:parent-style-name="Grafika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ia_20_ze_20_strzałkami" style:display-name="Linia ze strzałkami" style:family="paragraph" style:parent-style-name="Lini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Linia_20_przerywana" style:display-name="Linia przerywana" style:family="paragraph" style:parent-style-name="Linie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Slajd_20_tytułowy_7e_LT_7e_Gliederung_20_1" style:display-name="Slajd tytułowy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lajd_20_tytułowy_7e_LT_7e_Gliederung_20_2" style:display-name="Slajd tytułowy~LT~Gliederung 2" style:family="paragraph" style:parent-style-name="Slajd_20_tytułowy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Slajd_20_tytułowy_7e_LT_7e_Gliederung_20_3" style:display-name="Slajd tytułowy~LT~Gliederung 3" style:family="paragraph" style:parent-style-name="Slajd_20_tytułowy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ajd_20_tytułowy_7e_LT_7e_Gliederung_20_4" style:display-name="Slajd tytułowy~LT~Gliederung 4" style:family="paragraph" style:parent-style-name="Slajd_20_tytułowy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ajd_20_tytułowy_7e_LT_7e_Gliederung_20_5" style:display-name="Slajd tytułowy~LT~Gliederung 5" style:family="paragraph" style:parent-style-name="Slajd_20_tytułowy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ajd_20_tytułowy_7e_LT_7e_Gliederung_20_6" style:display-name="Slajd tytułowy~LT~Gliederung 6" style:family="paragraph" style:parent-style-name="Slajd_20_tytułowy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ajd_20_tytułowy_7e_LT_7e_Gliederung_20_7" style:display-name="Slajd tytułowy~LT~Gliederung 7" style:family="paragraph" style:parent-style-name="Slajd_20_tytułowy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ajd_20_tytułowy_7e_LT_7e_Gliederung_20_8" style:display-name="Slajd tytułowy~LT~Gliederung 8" style:family="paragraph" style:parent-style-name="Slajd_20_tytułowy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ajd_20_tytułowy_7e_LT_7e_Gliederung_20_9" style:display-name="Slajd tytułowy~LT~Gliederung 9" style:family="paragraph" style:parent-style-name="Slajd_20_tytułowy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lajd_20_tytułowy_7e_LT_7e_Titel" style:display-name="Slajd tytułowy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lajd_20_tytułowy_7e_LT_7e_Untertitel" style:display-name="Slajd tytułowy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lajd_20_tytułowy_7e_LT_7e_Notizen" style:display-name="Slajd tytułowy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Slajd_20_tytułowy_7e_LT_7e_Hintergrundobjekte" style:display-name="Slajd tytułowy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Slajd_20_tytułowy_7e_LT_7e_Hintergrund" style:display-name="Slajd tytułowy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style:use-window-font-color="true" style:font-name="Arial" fo:font-family="Arial" style:font-family-generic="roman" style:font-pitch="variable" fo:font-size="18pt" style:letter-kerning="true" style:font-size-asian="18pt"/>
    </style:style>
    <style:style style:name="Obiekty_20_tła" style:display-name="Obiekty tła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ło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atki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Konspekt_20_1" style:display-name="Konspekt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Konspekt_20_2" style:display-name="Konspekt 2" style:family="paragraph" style:parent-style-name="Konspekt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Konspekt_20_3" style:display-name="Konspekt 3" style:family="paragraph" style:parent-style-name="Konspekt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4" style:display-name="Konspekt 4" style:family="paragraph" style:parent-style-name="Konspekt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5" style:display-name="Konspekt 5" style:family="paragraph" style:parent-style-name="Konspekt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6" style:display-name="Konspekt 6" style:family="paragraph" style:parent-style-name="Konspekt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7" style:display-name="Konspekt 7" style:family="paragraph" style:parent-style-name="Konspekt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8" style:display-name="Konspekt 8" style:family="paragraph" style:parent-style-name="Konspekt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Konspekt_20_9" style:display-name="Konspekt 9" style:family="paragraph" style:parent-style-name="Konspekt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_20_i_20_zawartość_7e_LT_7e_Gliederung_20_1" style:display-name="Tytuł i zawartość~LT~Gliederung 1" style:family="paragraph" style:default-outline-level="">
      <style:paragraph-properties fo:margin-top="0.4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ytuł_20_i_20_zawartość_7e_LT_7e_Gliederung_20_2" style:display-name="Tytuł i zawartość~LT~Gliederung 2" style:family="paragraph" style:parent-style-name="Tytuł_20_i_20_zawartość_7e_LT_7e_Gliederung_20_1" style:default-outline-level="">
      <style:paragraph-properties fo:margin-top="0.4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ytuł_20_i_20_zawartość_7e_LT_7e_Gliederung_20_3" style:display-name="Tytuł i zawartość~LT~Gliederung 3" style:family="paragraph" style:parent-style-name="Tytuł_20_i_20_zawartość_7e_LT_7e_Gliederung_20_2" style:default-outline-level="">
      <style:paragraph-properties fo:margin-top="0.3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_20_i_20_zawartość_7e_LT_7e_Gliederung_20_4" style:display-name="Tytuł i zawartość~LT~Gliederung 4" style:family="paragraph" style:parent-style-name="Tytuł_20_i_20_zawartość_7e_LT_7e_Gliederung_20_3" style:default-outline-level="">
      <style:paragraph-properties fo:margin-top="0.199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_20_i_20_zawartość_7e_LT_7e_Gliederung_20_5" style:display-name="Tytuł i zawartość~LT~Gliederung 5" style:family="paragraph" style:parent-style-name="Tytuł_20_i_20_zawartość_7e_LT_7e_Gliederung_20_4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_20_i_20_zawartość_7e_LT_7e_Gliederung_20_6" style:display-name="Tytuł i zawartość~LT~Gliederung 6" style:family="paragraph" style:parent-style-name="Tytuł_20_i_20_zawartość_7e_LT_7e_Gliederung_20_5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_20_i_20_zawartość_7e_LT_7e_Gliederung_20_7" style:display-name="Tytuł i zawartość~LT~Gliederung 7" style:family="paragraph" style:parent-style-name="Tytuł_20_i_20_zawartość_7e_LT_7e_Gliederung_20_6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_20_i_20_zawartość_7e_LT_7e_Gliederung_20_8" style:display-name="Tytuł i zawartość~LT~Gliederung 8" style:family="paragraph" style:parent-style-name="Tytuł_20_i_20_zawartość_7e_LT_7e_Gliederung_20_7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_20_i_20_zawartość_7e_LT_7e_Gliederung_20_9" style:display-name="Tytuł i zawartość~LT~Gliederung 9" style:family="paragraph" style:parent-style-name="Tytuł_20_i_20_zawartość_7e_LT_7e_Gliederung_20_8" style:default-outline-level="">
      <style:paragraph-properties fo:margin-top="0.101cm" fo:margin-bottom="0cm" loext:contextual-spacing="false"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ytuł_20_i_20_zawartość_7e_LT_7e_Titel" style:display-name="Tytuł i zawartość~LT~Titel" style:family="paragraph" style:default-outline-level="">
      <style:paragraph-properties style:line-height-at-least="0.353cm" fo:text-align="start" style:justify-single-word="false" style:writing-mode="lr-tb"/>
      <style:text-properties fo:color="#000000" style:text-outline="false" style:text-line-through-style="none" style:text-line-through-type="none" style:font-name="Arial" fo:font-family="Arial" style:font-family-generic="roman" style:font-pitch="variable" fo:font-size="18pt" fo:letter-spacing="normal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ytuł_20_i_20_zawartość_7e_LT_7e_Untertitel" style:display-name="Tytuł i zawartość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ytuł_20_i_20_zawartość_7e_LT_7e_Notizen" style:display-name="Tytuł i zawartość~LT~Notizen" style:family="paragraph" style:default-outline-level="">
      <style:paragraph-properties fo:margin-left="0.6cm" fo:margin-right="0cm" fo:text-indent="-0.6cm" style:auto-text-indent="false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ytuł_20_i_20_zawartość_7e_LT_7e_Hintergrundobjekte" style:display-name="Tytuł i zawartość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ytuł_20_i_20_zawartość_7e_LT_7e_Hintergrund" style:display-name="Tytuł i zawartość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5-12T14:25:34.524000000</dc:date>
    <meta:editing-duration>PT1H8M31S</meta:editing-duration>
    <meta:editing-cycles>6</meta:editing-cycles>
    <meta:document-statistic meta:table-count="0" meta:image-count="0" meta:object-count="0" meta:page-count="1" meta:paragraph-count="2" meta:word-count="39" meta:character-count="316" meta:non-whitespace-character-count="279"/>
  </office:meta>
</office:document-meta>
</file>